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a565b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2c447b" officeooo:paragraph-rsid="001b051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8e475" officeooo:paragraph-rsid="001a565b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0c046" officeooo:paragraph-rsid="001a565b" style:font-size-asian="11pt" style:font-weight-asian="normal" style:font-size-complex="11pt" style:font-weight-complex="normal"/>
    </style:style>
    <style:style style:name="P5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officeooo:rsid="00340222" officeooo:paragraph-rsid="00340222" style:font-size-asian="28pt" style:font-weight-asian="bold" style:font-size-complex="28pt" style:font-weight-complex="bold"/>
    </style:style>
    <style:style style:name="P6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7a0874" style:font-name="Arial" fo:font-size="11pt" style:text-underline-style="none" fo:font-weight="bold" officeooo:rsid="0029ef83" officeooo:paragraph-rsid="003745c2" style:font-size-asian="11pt" style:font-weight-asian="normal" style:font-size-complex="11pt" style:font-weight-complex="normal"/>
    </style:style>
    <style:style style:name="T1" style:family="text">
      <style:text-properties officeooo:rsid="001a565b"/>
    </style:style>
    <style:style style:name="T2" style:family="text">
      <style:text-properties officeooo:rsid="001cfa36"/>
    </style:style>
    <style:style style:name="T3" style:family="text">
      <style:text-properties officeooo:rsid="0025d13f"/>
    </style:style>
    <style:style style:name="T4" style:family="text">
      <style:text-properties officeooo:rsid="00340222"/>
    </style:style>
    <style:style style:name="T5" style:family="text">
      <style:text-properties officeooo:rsid="00359937"/>
    </style:style>
    <style:style style:name="T6" style:family="text">
      <style:text-properties fo:color="#7a0874" style:font-name="Arial" fo:font-weight="bold" officeooo:rsid="0029e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nSSH Server</text:p>
      <text:p text:style-name="P1">1. <text:span text:style-name="T2">Install OpenSSH</text:span></text:p>
      <text:p text:style-name="P4">$ <text:span text:style-name="T6">sudo apt-get install openssh-server</text:span></text:p>
      <text:p text:style-name="P1"/>
      <text:p text:style-name="P1"><text:span text:style-name="T1">2</text:span>. <text:span text:style-name="T3">Restart service</text:span></text:p>
      <text:p text:style-name="P6">sudo service ssh restart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creation-date>2007-09-17T16:01:11</meta:creation-date>
    <dc:date>2016-10-15T20:26:51.651426905</dc:date>
    <dc:language>hu-HU</dc:language>
    <meta:editing-cycles>181</meta:editing-cycles>
    <meta:editing-duration>P2DT3H34M46S</meta:editing-duration>
    <meta:document-statistic meta:table-count="0" meta:image-count="0" meta:object-count="0" meta:page-count="1" meta:paragraph-count="5" meta:word-count="17" meta:character-count="111" meta:non-whitespace-character-count="99"/>
    <meta:user-defined meta:name="Info 1"/>
    <meta:user-defined meta:name="Info 2"/>
    <meta:user-defined meta:name="Info 3"/>
    <meta:user-defined meta:name="Info 4"/>
  </office:meta>
</office:document-meta>
</file>